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anonymous@com.pl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12"/>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&lt;i class="fa fa-home"&gt;&lt;/i&gt; Billing address&lt;/h3&gt;</text:p>
      <text:p text:style-name="P1"><text:s text:c="12"/>&lt;i class="fa fa-fw fa-user"&gt;&lt;/i&gt; &lt;a href="#"&gt;Jan Kowalski&lt;/a&gt;&lt;br/&gt;</text:p>
      <text:p text:style-name="P1"><text:s text:c="12"/>&lt;i class="fa fa-fw fa-envelope"&gt;&lt;/i&gt; &lt;a href="#"&gt;jan.kowalski@com.pl&lt;/a&gt;&lt;br/&gt;</text:p>
      <text:p text:style-name="P1"><text:s text:c="12"/>&lt;i class="fa fa-fw fa-map-marker"&gt;&lt;/i&gt; ul. Inżynierska 15/2, 80-150 Gdańsk&lt;br/&gt;</text:p>
      <text:p text:style-name="P1"><text:s text:c="12"/>&lt;i class="fa fa-fw fa-phone"&gt;&lt;/i&gt; 000 000 000&lt;br/&gt;</text:p>
      <text:p text:style-name="P1"><text:s text:c="12"/>{# {{ entity.billingaddress }} #}</text:p>
      <text:p text:style-name="P1"><text:s text:c="8"/>&lt;/div&gt;</text:p>
      <text:p text:style-name="P1"><text:s text:c="8"/>&lt;div class="col-md-6"&gt;</text:p>
      <text:p text:style-name="P1"><text:s text:c="12"/>&lt;h3&gt;&lt;i class="fa fa-truck"&gt;&lt;/i&gt; Shipping address&lt;/h3&gt;</text:p>
      <text:p text:style-name="P1"><text:s text:c="12"/>&lt;i class="fa fa-fw fa-user"&gt;&lt;/i&gt; Jan Kowalski&lt;br/&gt;</text:p>
      <text:p text:style-name="P1"><text:s text:c="12"/>&lt;i class="fa fa-fw fa-map-marker"&gt;&lt;/i&gt; ul. Inżynierska 15/2, 80-150 Gdańsk&lt;br/&gt;</text:p>
      <text:p text:style-name="P1"><text:s text:c="12"/>&lt;i class="fa fa-fw fa-phone"&gt;&lt;/i&gt; 000 000 000&lt;br/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</text:p>
      <text:p text:style-name="P1"><text:s text:c="28"/>&lt;td&gt;1,944.00 zł&lt;/td&gt;</text:p>
      <text:p text:style-name="P1"><text:soft-page-break/><text:s text:c="24"/>&lt;/tr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text:s text:c="25"/>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 <text:s text:c="34"/></text:p>
      <text:p text:style-name="P1"><text:s text:c="28"/>&lt;td&gt;1,944.00 zł&lt;/td&gt;</text:p>
      <text:p text:style-name="P1"><text:s text:c="24"/>&lt;/tr&gt;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 4,947.98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h&gt;Shipping:&lt;/th&gt; 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h&gt;Total:&lt;/th&gt; </text:p>
      <text:p text:style-name="P1"><text:s text:c="28"/>&lt;td&gt;529.99 zł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<text:soft-page-break/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6S</meta:editing-duration>
    <meta:editing-cycles>7</meta:editing-cycles>
    <meta:generator>OpenOffice.org/3.3$Win32 OpenOffice.org_project/330m20$Build-9567</meta:generator>
    <dc:date>2015-11-05T17:02:48.14</dc:date>
    <dc:creator>szymon idczak</dc:creator>
    <meta:document-statistic meta:table-count="0" meta:image-count="0" meta:object-count="0" meta:page-count="5" meta:paragraph-count="260" meta:word-count="660" meta:character-count="11331"/>
    <meta:user-defined meta:name="Info 1"/>
    <meta:user-defined meta:name="Info 2"/>
    <meta:user-defined meta:name="Info 3"/>
    <meta:user-defined meta:name="Info 4"/>
  </office:meta>
</office:document-meta>
</file>